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99cm" table:align="margins"/>
    </style:style>
    <style:style style:name="Table1.A" style:family="table-column">
      <style:table-column-properties style:column-width="3.164cm" style:rel-column-width="10922*"/>
    </style:style>
    <style:style style:name="Table1.D" style:family="table-column">
      <style:table-column-properties style:column-width="4.747cm" style:rel-column-width="16383*"/>
    </style:style>
    <style:style style:name="Table1.E" style:family="table-column">
      <style:table-column-properties style:column-width="4.748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cm" table:align="margins"/>
    </style:style>
    <style:style style:name="Table2.A" style:family="table-column">
      <style:table-column-properties style:column-width="3.598cm" style:rel-column-width="2040*"/>
    </style:style>
    <style:style style:name="Table2.B" style:family="table-column">
      <style:table-column-properties style:column-width="3.688cm" style:rel-column-width="2091*"/>
    </style:style>
    <style:style style:name="Table2.C" style:family="table-column">
      <style:table-column-properties style:column-width="1.815cm" style:rel-column-width="1029*"/>
    </style:style>
    <style:style style:name="Table2.D" style:family="table-column">
      <style:table-column-properties style:column-width="1.392cm" style:rel-column-width="789*"/>
    </style:style>
    <style:style style:name="Table2.E" style:family="table-column">
      <style:table-column-properties style:column-width="6.893cm" style:rel-column-width="3908*"/>
    </style:style>
    <style:style style:name="Table2.F" style:family="table-column">
      <style:table-column-properties style:column-width="1.603cm" style:rel-column-width="90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e33280" officeooo:paragraph-rsid="00e3bd2d" style:font-size-asian="14pt" style:font-size-complex="14pt"/>
    </style:style>
    <style:style style:name="P6" style:family="paragraph" style:parent-style-name="Standard">
      <style:text-properties fo:font-size="14pt" officeooo:rsid="00f91406" officeooo:paragraph-rsid="00f91406" style:font-size-asian="14pt" style:font-size-complex="14pt"/>
    </style:style>
    <style:style style:name="P7" style:family="paragraph" style:parent-style-name="Standard">
      <style:text-properties fo:font-size="14pt" officeooo:paragraph-rsid="00f91406" style:font-size-asian="14pt" style:font-size-complex="14pt"/>
    </style:style>
    <style:style style:name="P8" style:family="paragraph" style:parent-style-name="Standard">
      <style:text-properties fo:font-size="14pt" officeooo:rsid="010a1ecc" officeooo:paragraph-rsid="010a1ecc" style:font-size-asian="14pt" style:font-size-complex="14pt"/>
    </style:style>
    <style:style style:name="P9" style:family="paragraph" style:parent-style-name="Standard">
      <style:text-properties fo:font-size="14pt" officeooo:rsid="010aad8b" officeooo:paragraph-rsid="010aad8b" style:font-size-asian="14pt" style:font-size-complex="14pt"/>
    </style:style>
    <style:style style:name="P10" style:family="paragraph" style:parent-style-name="Standard">
      <style:text-properties fo:font-size="14pt" officeooo:rsid="011645c8" officeooo:paragraph-rsid="011645c8" style:font-size-asian="14pt" style:font-size-complex="14pt"/>
    </style:style>
    <style:style style:name="P1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fa763a" officeooo:paragraph-rsid="0100ebf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fa763a" officeooo:paragraph-rsid="010bfbe5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fa763a" officeooo:paragraph-rsid="011884b3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normal" officeooo:rsid="011645c8" officeooo:paragraph-rsid="00fa763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paragraph-rsid="00f91406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paragraph-rsid="0100ebfe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paragraph-rsid="010bfbe5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paragraph-rsid="011884b3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officeooo:paragraph-rsid="00fa763a" style:font-size-asian="20pt" style:font-size-complex="20pt"/>
    </style:style>
    <style:style style:name="P22" style:family="paragraph" style:parent-style-name="Standard">
      <style:text-properties style:text-position="0% 100%" fo:font-size="14pt" officeooo:rsid="00e33280" officeooo:paragraph-rsid="00e33280" style:font-size-asian="14pt" style:font-size-complex="14pt"/>
    </style:style>
    <style:style style:name="P23" style:family="paragraph" style:parent-style-name="Standard">
      <style:text-properties style:text-position="0% 100%" fo:font-size="14pt" officeooo:rsid="00e4b5ad" officeooo:paragraph-rsid="00e4b5ad" style:font-size-asian="14pt" style:font-size-complex="14pt"/>
    </style:style>
    <style:style style:name="P24" style:family="paragraph" style:parent-style-name="Standard">
      <style:text-properties style:text-position="0% 100%" fo:font-size="14pt" officeooo:rsid="00e4b5ad" officeooo:paragraph-rsid="0114a68c" style:font-size-asian="14pt" style:font-size-complex="14pt"/>
    </style:style>
    <style:style style:name="P25" style:family="paragraph" style:parent-style-name="Standard">
      <style:text-properties style:text-position="0% 100%" fo:font-size="14pt" officeooo:rsid="00e3bd2d" officeooo:paragraph-rsid="00e3bd2d" style:font-size-asian="14pt" style:font-size-complex="14pt"/>
    </style:style>
    <style:style style:name="P26" style:family="paragraph" style:parent-style-name="Standard">
      <style:text-properties style:text-position="0% 100%" fo:font-size="14pt" officeooo:rsid="00eda8ed" officeooo:paragraph-rsid="00fa8eb7" style:font-size-asian="14pt" style:font-size-complex="14pt"/>
    </style:style>
    <style:style style:name="P27" style:family="paragraph" style:parent-style-name="Standard">
      <style:text-properties style:text-position="0% 100%" fo:font-size="14pt" officeooo:rsid="00eda8ed" officeooo:paragraph-rsid="0100ebfe" style:font-size-asian="14pt" style:font-size-complex="14pt"/>
    </style:style>
    <style:style style:name="P28" style:family="paragraph" style:parent-style-name="Standard">
      <style:text-properties style:text-position="0% 100%" fo:font-size="14pt" officeooo:rsid="00f91406" officeooo:paragraph-rsid="00f91406" style:font-size-asian="14pt" style:font-size-complex="14pt"/>
    </style:style>
    <style:style style:name="P29" style:family="paragraph" style:parent-style-name="Standard">
      <style:text-properties style:text-position="0% 100%" fo:font-size="14pt" officeooo:rsid="00f91406" officeooo:paragraph-rsid="00e3bd2d" style:font-size-asian="14pt" style:font-size-complex="14pt"/>
    </style:style>
    <style:style style:name="P30" style:family="paragraph" style:parent-style-name="Standard">
      <style:text-properties style:text-position="0% 100%" fo:font-size="14pt" officeooo:rsid="00f91406" officeooo:paragraph-rsid="0102e67e" style:font-size-asian="14pt" style:font-size-complex="14pt"/>
    </style:style>
    <style:style style:name="P31" style:family="paragraph" style:parent-style-name="Standard">
      <style:text-properties style:text-position="0% 100%" fo:font-size="14pt" officeooo:rsid="00fa45b9" officeooo:paragraph-rsid="00fa45b9" style:font-size-asian="14pt" style:font-size-complex="14pt"/>
    </style:style>
    <style:style style:name="P32" style:family="paragraph" style:parent-style-name="Standard">
      <style:text-properties style:text-position="0% 100%" fo:font-size="14pt" officeooo:rsid="00fa763a" officeooo:paragraph-rsid="00fa8eb7" style:font-size-asian="14pt" style:font-size-complex="14pt"/>
    </style:style>
    <style:style style:name="P33" style:family="paragraph" style:parent-style-name="Standard">
      <style:text-properties style:text-position="0% 100%" fo:font-size="14pt" officeooo:rsid="00fa8eb7" officeooo:paragraph-rsid="00fa8eb7" style:font-size-asian="14pt" style:font-size-complex="14pt"/>
    </style:style>
    <style:style style:name="P34" style:family="paragraph" style:parent-style-name="Standard">
      <style:text-properties style:text-position="0% 100%" fo:font-size="14pt" officeooo:rsid="00fa8eb7" officeooo:paragraph-rsid="0100ebfe" style:font-size-asian="14pt" style:font-size-complex="14pt"/>
    </style:style>
    <style:style style:name="P35" style:family="paragraph" style:parent-style-name="Standard">
      <style:text-properties style:text-position="0% 100%" fo:font-size="14pt" officeooo:rsid="00fa8eb7" officeooo:paragraph-rsid="00feae85" style:font-size-asian="14pt" style:font-size-complex="14pt"/>
    </style:style>
    <style:style style:name="P36" style:family="paragraph" style:parent-style-name="Standard">
      <style:text-properties style:text-position="0% 100%" fo:font-size="14pt" officeooo:rsid="00fc7b84" officeooo:paragraph-rsid="00fc7b84" style:font-size-asian="14pt" style:font-size-complex="14pt"/>
    </style:style>
    <style:style style:name="P37" style:family="paragraph" style:parent-style-name="Standard">
      <style:text-properties style:text-position="0% 100%" fo:font-size="14pt" officeooo:rsid="00fc7b84" officeooo:paragraph-rsid="00fd26e5" style:font-size-asian="14pt" style:font-size-complex="14pt"/>
    </style:style>
    <style:style style:name="P38" style:family="paragraph" style:parent-style-name="Standard">
      <style:text-properties style:text-position="0% 100%" fo:font-size="14pt" officeooo:rsid="00feae85" officeooo:paragraph-rsid="00feae85" style:font-size-asian="14pt" style:font-size-complex="14pt"/>
    </style:style>
    <style:style style:name="P39" style:family="paragraph" style:parent-style-name="Standard">
      <style:text-properties style:text-position="0% 100%" fo:font-size="14pt" officeooo:rsid="01005747" officeooo:paragraph-rsid="01005747" style:font-size-asian="14pt" style:font-size-complex="14pt"/>
    </style:style>
    <style:style style:name="P40" style:family="paragraph" style:parent-style-name="Standard">
      <style:text-properties style:text-position="0% 100%" fo:font-size="14pt" officeooo:rsid="0100ebfe" officeooo:paragraph-rsid="0100ebfe" style:font-size-asian="14pt" style:font-size-complex="14pt"/>
    </style:style>
    <style:style style:name="P41" style:family="paragraph" style:parent-style-name="Standard">
      <style:text-properties style:text-position="0% 100%" fo:font-size="14pt" officeooo:rsid="0102e67e" officeooo:paragraph-rsid="0102e67e" style:font-size-asian="14pt" style:font-size-complex="14pt"/>
    </style:style>
    <style:style style:name="P42" style:family="paragraph" style:parent-style-name="Standard">
      <style:text-properties style:text-position="0% 100%" fo:font-size="14pt" officeooo:rsid="01041250" officeooo:paragraph-rsid="01041250" style:font-size-asian="14pt" style:font-size-complex="14pt"/>
    </style:style>
    <style:style style:name="P43" style:family="paragraph" style:parent-style-name="Standard">
      <style:text-properties style:text-position="0% 100%" fo:font-size="14pt" officeooo:rsid="01041250" officeooo:paragraph-rsid="011645c8" style:font-size-asian="14pt" style:font-size-complex="14pt"/>
    </style:style>
    <style:style style:name="P44" style:family="paragraph" style:parent-style-name="Standard">
      <style:text-properties style:text-position="0% 100%" fo:font-size="14pt" officeooo:rsid="0104cdd0" officeooo:paragraph-rsid="0104cdd0" style:font-size-asian="14pt" style:font-size-complex="14pt"/>
    </style:style>
    <style:style style:name="P45" style:family="paragraph" style:parent-style-name="Standard">
      <style:text-properties style:text-position="0% 100%" fo:font-size="14pt" officeooo:rsid="0104cdd0" officeooo:paragraph-rsid="010aad8b" style:font-size-asian="14pt" style:font-size-complex="14pt"/>
    </style:style>
    <style:style style:name="P46" style:family="paragraph" style:parent-style-name="Standard">
      <style:text-properties style:text-position="0% 100%" fo:font-size="14pt" officeooo:rsid="01086253" officeooo:paragraph-rsid="01086253" style:font-size-asian="14pt" style:font-size-complex="14pt"/>
    </style:style>
    <style:style style:name="P47" style:family="paragraph" style:parent-style-name="Standard">
      <style:text-properties style:text-position="0% 100%" fo:font-size="14pt" officeooo:rsid="010a1ecc" officeooo:paragraph-rsid="010a1ecc" style:font-size-asian="14pt" style:font-size-complex="14pt"/>
    </style:style>
    <style:style style:name="P48" style:family="paragraph" style:parent-style-name="Standard">
      <style:text-properties style:text-position="0% 100%" fo:font-size="14pt" officeooo:rsid="010b4dd3" officeooo:paragraph-rsid="010aad8b" style:font-size-asian="14pt" style:font-size-complex="14pt"/>
    </style:style>
    <style:style style:name="P49" style:family="paragraph" style:parent-style-name="Standard">
      <style:text-properties style:text-position="0% 100%" fo:font-size="14pt" officeooo:rsid="0114a68c" officeooo:paragraph-rsid="0114a68c" style:font-size-asian="14pt" style:font-size-complex="14pt"/>
    </style:style>
    <style:style style:name="P50" style:family="paragraph" style:parent-style-name="Standard">
      <style:text-properties style:text-position="0% 100%" fo:font-size="14pt" officeooo:rsid="0114ecd5" officeooo:paragraph-rsid="0114a68c" style:font-size-asian="14pt" style:font-size-complex="14pt"/>
    </style:style>
    <style:style style:name="P51" style:family="paragraph" style:parent-style-name="Standard">
      <style:text-properties style:text-position="0% 100%" fo:font-size="14pt" officeooo:rsid="0114ecd5" officeooo:paragraph-rsid="0114ecd5" style:font-size-asian="14pt" style:font-size-complex="14pt"/>
    </style:style>
    <style:style style:name="P52" style:family="paragraph" style:parent-style-name="Standard">
      <style:text-properties style:text-position="0% 100%" fo:font-size="14pt" officeooo:rsid="0116066e" officeooo:paragraph-rsid="0116066e" style:font-size-asian="14pt" style:font-size-complex="14pt"/>
    </style:style>
    <style:style style:name="P53" style:family="paragraph" style:parent-style-name="Standard">
      <style:text-properties style:text-position="0% 100%" fo:font-size="14pt" officeooo:rsid="011af098" officeooo:paragraph-rsid="011af098" style:font-size-asian="14pt" style:font-size-complex="14pt"/>
    </style:style>
    <style:style style:name="P54" style:family="paragraph" style:parent-style-name="Standard">
      <style:text-properties style:text-position="0% 100%" fo:font-size="14pt" fo:font-weight="normal" officeooo:rsid="00fa763a" officeooo:paragraph-rsid="0100ebfe" style:font-size-asian="14pt" style:font-weight-asian="normal" style:font-size-complex="14pt" style:font-weight-complex="normal"/>
    </style:style>
    <style:style style:name="P55" style:family="paragraph" style:parent-style-name="Standard">
      <style:text-properties style:text-position="0% 100%" fo:font-size="14pt" fo:font-weight="normal" officeooo:rsid="0107bfad" officeooo:paragraph-rsid="0107bfad" style:font-size-asian="14pt" style:font-weight-asian="normal" style:font-size-complex="14pt" style:font-weight-complex="normal"/>
    </style:style>
    <style:style style:name="P56" style:family="paragraph" style:parent-style-name="Standard">
      <style:text-properties style:text-position="0% 100%" fo:font-size="14pt" fo:font-weight="normal" officeooo:rsid="010bfbe5" officeooo:paragraph-rsid="010bfbe5" style:font-size-asian="14pt" style:font-weight-asian="normal" style:font-size-complex="14pt" style:font-weight-complex="normal"/>
    </style:style>
    <style:style style:name="P57" style:family="paragraph" style:parent-style-name="Standard">
      <style:text-properties style:text-position="0% 100%" fo:font-size="14pt" fo:font-weight="normal" officeooo:rsid="010ee6ae" officeooo:paragraph-rsid="010ee6ae" style:font-size-asian="14pt" style:font-weight-asian="normal" style:font-size-complex="14pt" style:font-weight-complex="normal"/>
    </style:style>
    <style:style style:name="P58" style:family="paragraph" style:parent-style-name="Standard">
      <style:text-properties style:text-position="0% 100%" fo:font-size="14pt" fo:font-weight="normal" officeooo:rsid="011884b3" officeooo:paragraph-rsid="011884b3" style:font-size-asian="14pt" style:font-weight-asian="normal" style:font-size-complex="14pt" style:font-weight-complex="normal"/>
    </style:style>
    <style:style style:name="P59" style:family="paragraph" style:parent-style-name="Standard">
      <style:text-properties style:text-position="0% 100%" fo:font-size="14pt" style:text-underline-style="none" fo:font-weight="normal" officeooo:rsid="00f1e7bd" officeooo:paragraph-rsid="00fd26e5" style:font-size-asian="14pt" style:font-weight-asian="normal" style:font-size-complex="14pt" style:font-weight-complex="normal"/>
    </style:style>
    <style:style style:name="P60" style:family="paragraph" style:parent-style-name="Standard">
      <style:text-properties style:text-position="0% 100%" fo:font-size="14pt" style:text-underline-style="none" fo:font-weight="normal" officeooo:rsid="01005747" officeooo:paragraph-rsid="01005747" style:font-size-asian="14pt" style:font-weight-asian="normal" style:font-size-complex="14pt" style:font-weight-complex="normal"/>
    </style:style>
    <style:style style:name="P61" style:family="paragraph" style:parent-style-name="Standard">
      <style:text-properties style:text-position="0% 100%" fo:font-size="14pt" style:text-underline-style="none" fo:font-weight="normal" officeooo:rsid="010d75bc" officeooo:paragraph-rsid="010bfbe5" style:font-size-asian="14pt" style:font-weight-asian="normal" style:font-size-complex="14pt" style:font-weight-complex="normal"/>
    </style:style>
    <style:style style:name="P62" style:family="paragraph" style:parent-style-name="Standard">
      <style:text-properties style:text-position="0% 100%" fo:font-size="14pt" style:text-underline-style="none" fo:font-weight="normal" officeooo:rsid="010f4e67" officeooo:paragraph-rsid="010ee6ae" style:font-size-asian="14pt" style:font-weight-asian="normal" style:font-size-complex="14pt" style:font-weight-complex="normal"/>
    </style:style>
    <style:style style:name="P63" style:family="paragraph" style:parent-style-name="Standard">
      <style:text-properties style:text-position="0% 100%" fo:font-size="14pt" style:text-underline-style="none" fo:font-weight="normal" officeooo:rsid="010f4e67" officeooo:paragraph-rsid="010f4e67" style:font-size-asian="14pt" style:font-weight-asian="normal" style:font-size-complex="14pt" style:font-weight-complex="normal"/>
    </style:style>
    <style:style style:name="P64" style:family="paragraph" style:parent-style-name="Standard">
      <style:text-properties style:text-position="0% 100%" fo:font-size="14pt" style:text-underline-style="none" fo:font-weight="normal" officeooo:rsid="011884b3" officeooo:paragraph-rsid="011884b3" style:font-size-asian="14pt" style:font-weight-asian="normal" style:font-size-complex="14pt" style:font-weight-complex="normal"/>
    </style:style>
    <style:style style:name="P65" style:family="paragraph" style:parent-style-name="Standard">
      <style:text-properties style:text-position="0% 100%" fo:font-size="14pt" fo:font-weight="bold" officeooo:rsid="0107bfad" officeooo:paragraph-rsid="0107bfad" style:font-size-asian="14pt" style:font-weight-asian="bold" style:font-size-complex="14pt" style:font-weight-complex="bold"/>
    </style:style>
    <style:style style:name="P66" style:family="paragraph" style:parent-style-name="Standard">
      <style:text-properties style:text-position="0% 100%" fo:font-size="14pt" fo:font-weight="bold" officeooo:rsid="01005747" officeooo:paragraph-rsid="01005747" style:font-size-asian="14pt" style:font-weight-asian="bold" style:font-size-complex="14pt" style:font-weight-complex="bold"/>
    </style:style>
    <style:style style:name="P67" style:family="paragraph" style:parent-style-name="Table_20_Contents">
      <style:text-properties fo:font-size="14pt" style:font-size-asian="14pt" style:font-size-complex="14pt"/>
    </style:style>
    <style:style style:name="P68" style:family="paragraph" style:parent-style-name="Table_20_Contents">
      <style:text-properties fo:font-size="14pt" officeooo:rsid="011884b3" officeooo:paragraph-rsid="011884b3" style:font-size-asian="14pt" style:font-size-complex="14pt"/>
    </style:style>
    <style:style style:name="P69" style:family="paragraph" style:parent-style-name="Table_20_Contents">
      <style:text-properties fo:font-size="14pt" officeooo:rsid="0118f06a" officeooo:paragraph-rsid="0118f06a" style:font-size-asian="14pt" style:font-size-complex="14pt"/>
    </style:style>
    <style:style style:name="P70" style:family="paragraph" style:parent-style-name="Table_20_Contents">
      <style:text-properties fo:font-size="14pt" officeooo:rsid="0118fb89" officeooo:paragraph-rsid="0118fb89" style:font-size-asian="14pt" style:font-size-complex="14pt"/>
    </style:style>
    <style:style style:name="P71" style:family="paragraph" style:parent-style-name="Table_20_Contents">
      <style:text-properties fo:font-size="14pt" officeooo:rsid="0118fb89" officeooo:paragraph-rsid="0118f06a" style:font-size-asian="14pt" style:font-size-complex="14pt"/>
    </style:style>
    <style:style style:name="P72" style:family="paragraph" style:parent-style-name="Standard">
      <style:text-properties style:text-position="0% 100%" fo:font-size="14pt" fo:font-weight="normal" officeooo:rsid="0118f06a" officeooo:paragraph-rsid="0118f06a" style:font-size-asian="14pt" style:font-weight-asian="normal" style:font-size-complex="14pt" style:font-weight-complex="normal"/>
    </style:style>
    <style:style style:name="P73" style:family="paragraph" style:parent-style-name="Standard">
      <style:text-properties style:text-position="0% 100%" fo:font-size="14pt" fo:font-weight="normal" officeooo:rsid="011884b3" officeooo:paragraph-rsid="011e232c" style:font-size-asian="14pt" style:font-weight-asian="normal" style:font-size-complex="14pt" style:font-weight-complex="normal"/>
    </style:style>
    <style:style style:name="P74" style:family="paragraph" style:parent-style-name="Standard">
      <style:text-properties style:text-position="0% 100%" fo:font-size="14pt" officeooo:rsid="011645c8" officeooo:paragraph-rsid="011645c8" style:font-size-asian="14pt" style:font-size-complex="14pt"/>
    </style:style>
    <style:style style:name="P75" style:family="paragraph" style:parent-style-name="Standard">
      <style:text-properties style:text-position="0% 100%" fo:font-size="14pt" officeooo:rsid="011e232c" officeooo:paragraph-rsid="011e232c" style:font-size-asian="14pt" style:font-size-complex="14pt"/>
    </style:style>
    <style:style style:name="P76" style:family="paragraph" style:parent-style-name="Standard">
      <style:text-properties style:text-position="0% 100%" fo:font-size="14pt" officeooo:rsid="01041250" officeooo:paragraph-rsid="010aad8b" style:font-size-asian="14pt" style:font-size-complex="14pt"/>
    </style:style>
    <style:style style:name="P77" style:family="paragraph" style:parent-style-name="Standard">
      <style:paragraph-properties fo:text-align="center" style:justify-single-word="false"/>
      <style:text-properties fo:font-size="20pt" fo:font-weight="bold" officeooo:paragraph-rsid="011e232c" style:font-size-asian="20pt" style:font-weight-asian="bold" style:font-size-complex="20pt" style:font-weight-complex="bold"/>
    </style:style>
    <style:style style:name="P78" style:family="paragraph" style:parent-style-name="Standard">
      <style:text-properties fo:font-size="14pt" style:text-underline-style="solid" style:text-underline-width="auto" style:text-underline-color="font-color" fo:font-weight="bold" officeooo:rsid="00fa763a" officeooo:paragraph-rsid="011e232c" style:font-size-asian="14pt" style:font-weight-asian="bold" style:font-size-complex="14pt" style:font-weight-complex="bold"/>
    </style:style>
    <style:style style:name="P79" style:family="paragraph" style:parent-style-name="Table_20_Contents">
      <style:text-properties fo:font-size="14pt" style:font-size-asian="14pt" style:font-size-complex="14pt"/>
    </style:style>
    <style:style style:name="P80" style:family="paragraph" style:parent-style-name="Table_20_Contents">
      <style:text-properties fo:font-size="14pt" officeooo:rsid="011f3b3c" officeooo:paragraph-rsid="011f3b3c" style:font-size-asian="14pt" style:font-size-complex="14pt"/>
    </style:style>
    <style:style style:name="P81" style:family="paragraph" style:parent-style-name="Table_20_Contents">
      <style:text-properties fo:font-size="14pt" officeooo:rsid="011f96b2" officeooo:paragraph-rsid="011f96b2" style:font-size-asian="14pt" style:font-size-complex="14pt"/>
    </style:style>
    <style:style style:name="P82" style:family="paragraph" style:parent-style-name="Table_20_Contents">
      <style:text-properties fo:font-size="14pt" officeooo:rsid="012017e4" officeooo:paragraph-rsid="012017e4" style:font-size-asian="14pt" style:font-size-complex="14pt"/>
    </style:style>
    <style:style style:name="T1" style:family="text">
      <style:text-properties officeooo:rsid="00c2b664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f91406"/>
    </style:style>
    <style:style style:name="T5" style:family="text">
      <style:text-properties style:text-position="0% 100%" officeooo:rsid="00fa45b9"/>
    </style:style>
    <style:style style:name="T6" style:family="text">
      <style:text-properties style:text-position="0% 100%" officeooo:rsid="01086253"/>
    </style:style>
    <style:style style:name="T7" style:family="text">
      <style:text-properties style:text-position="0% 100%" officeooo:rsid="010b4dd3"/>
    </style:style>
    <style:style style:name="T8" style:family="text">
      <style:text-properties style:text-position="0% 100%" officeooo:rsid="0114a68c"/>
    </style:style>
    <style:style style:name="T9" style:family="text">
      <style:text-properties style:text-position="0% 100%" officeooo:rsid="00fa763a"/>
    </style:style>
    <style:style style:name="T10" style:family="text">
      <style:text-properties style:text-position="0% 100%" officeooo:rsid="0100ebfe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d12c7f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d4eb22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f04de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f1e7b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fd26e5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weight="normal" style:font-weight-asian="normal" style:font-weight-complex="normal"/>
    </style:style>
    <style:style style:name="T19" style:family="text">
      <style:text-properties style:text-position="super 58%" style:text-underline-style="none"/>
    </style:style>
    <style:style style:name="T20" style:family="text">
      <style:text-properties style:text-position="super 58%" style:text-underline-style="none" officeooo:rsid="0118f06a"/>
    </style:style>
    <style:style style:name="T21" style:family="text">
      <style:text-properties officeooo:rsid="00e33280"/>
    </style:style>
    <style:style style:name="T22" style:family="text">
      <style:text-properties officeooo:rsid="00d4eb22"/>
    </style:style>
    <style:style style:name="T23" style:family="text">
      <style:text-properties officeooo:rsid="00f04ded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f04ded" style:font-weight-asian="normal" style:font-weight-complex="normal"/>
    </style:style>
    <style:style style:name="T27" style:family="text">
      <style:text-properties style:text-underline-style="none" fo:font-weight="normal" officeooo:rsid="00f1e7bd" style:font-weight-asian="normal" style:font-weight-complex="normal"/>
    </style:style>
    <style:style style:name="T28" style:family="text">
      <style:text-properties style:text-underline-style="none" fo:font-weight="normal" officeooo:rsid="00fd26e5" style:font-weight-asian="normal" style:font-weight-complex="normal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fo:font-weight="bold" officeooo:rsid="00f1e7bd" style:font-weight-asian="bold" style:font-weight-complex="bold"/>
    </style:style>
    <style:style style:name="T31" style:family="text">
      <style:text-properties style:text-underline-style="none" fo:font-weight="bold" officeooo:rsid="0104cdd0" style:font-weight-asian="bold" style:font-weight-complex="bold"/>
    </style:style>
    <style:style style:name="T32" style:family="text">
      <style:text-properties style:text-underline-style="none" officeooo:rsid="010d75bc"/>
    </style:style>
    <style:style style:name="T33" style:family="text">
      <style:text-properties style:text-underline-style="none" officeooo:rsid="010f4e67"/>
    </style:style>
    <style:style style:name="T34" style:family="text">
      <style:text-properties style:text-underline-style="none" officeooo:rsid="011206d6"/>
    </style:style>
    <style:style style:name="T35" style:family="text">
      <style:text-properties style:text-underline-style="none" officeooo:rsid="0118f06a"/>
    </style:style>
    <style:style style:name="T36" style:family="text">
      <style:text-properties style:text-underline-style="none" officeooo:rsid="0118fb89"/>
    </style:style>
    <style:style style:name="T37" style:family="text">
      <style:text-properties officeooo:rsid="00f56a4e"/>
    </style:style>
    <style:style style:name="T38" style:family="text">
      <style:text-properties officeooo:rsid="00f91406"/>
    </style:style>
    <style:style style:name="T3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style:text-underline-style="none" fo:font-weight="bold" officeooo:rsid="0105cfbe" style:font-style-asian="italic" style:font-weight-asian="bold" style:font-style-complex="italic" style:font-weight-complex="bold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fo:font-style="italic" style:text-underline-style="none" officeooo:rsid="01086253" style:font-style-asian="italic" style:font-style-complex="italic"/>
    </style:style>
    <style:style style:name="T45" style:family="text">
      <style:text-properties officeooo:rsid="00fa45b9"/>
    </style:style>
    <style:style style:name="T46" style:family="text">
      <style:text-properties officeooo:rsid="00fa763a"/>
    </style:style>
    <style:style style:name="T47" style:family="text">
      <style:text-properties officeooo:rsid="00fa8eb7"/>
    </style:style>
    <style:style style:name="T48" style:family="text">
      <style:text-properties officeooo:rsid="00e51ffd"/>
    </style:style>
    <style:style style:name="T49" style:family="text">
      <style:text-properties officeooo:rsid="00fd26e5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fa8eb7" style:font-weight-asian="bold" style:font-weight-complex="bold"/>
    </style:style>
    <style:style style:name="T52" style:family="text">
      <style:text-properties fo:font-weight="bold" officeooo:rsid="00fa763a" style:font-weight-asian="bold" style:font-weight-complex="bold"/>
    </style:style>
    <style:style style:name="T53" style:family="text">
      <style:text-properties fo:font-weight="bold" officeooo:rsid="011645c8" style:font-weight-asian="bold" style:font-weight-complex="bold"/>
    </style:style>
    <style:style style:name="T54" style:family="text">
      <style:text-properties officeooo:rsid="0100ebfe"/>
    </style:style>
    <style:style style:name="T55" style:family="text">
      <style:text-properties officeooo:rsid="01041250"/>
    </style:style>
    <style:style style:name="T56" style:family="text">
      <style:text-properties officeooo:rsid="0104cdd0"/>
    </style:style>
    <style:style style:name="T57" style:family="text">
      <style:text-properties officeooo:rsid="0105cfbe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1086253" style:font-weight-asian="normal" style:font-weight-complex="normal"/>
    </style:style>
    <style:style style:name="T60" style:family="text">
      <style:text-properties officeooo:rsid="010aad8b"/>
    </style:style>
    <style:style style:name="T61" style:family="text">
      <style:text-properties officeooo:rsid="010bfbe5"/>
    </style:style>
    <style:style style:name="T62" style:family="text">
      <style:text-properties officeooo:rsid="0114a68c"/>
    </style:style>
    <style:style style:name="T63" style:family="text">
      <style:text-properties officeooo:rsid="0114ecd5"/>
    </style:style>
    <style:style style:name="T64" style:family="text">
      <style:text-properties officeooo:rsid="0116066e"/>
    </style:style>
    <style:style style:name="T65" style:family="text">
      <style:text-properties officeooo:rsid="011645c8"/>
    </style:style>
    <style:style style:name="T66" style:family="text">
      <style:text-properties officeooo:rsid="011884b3"/>
    </style:style>
    <style:style style:name="T67" style:family="text">
      <style:text-properties officeooo:rsid="0118fb89"/>
    </style:style>
    <style:style style:name="T68" style:family="text">
      <style:text-properties officeooo:rsid="011af098"/>
    </style:style>
    <style:style style:name="T69" style:family="text">
      <style:text-properties officeooo:rsid="011e232c"/>
    </style:style>
    <style:style style:name="T70" style:family="text">
      <style:text-properties officeooo:rsid="011f3b3c"/>
    </style:style>
    <style:style style:name="T71" style:family="text">
      <style:text-properties officeooo:rsid="011f96b2"/>
    </style:style>
    <style:style style:name="T72" style:family="text">
      <style:text-properties officeooo:rsid="012017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1">HPMI using single-precision floats</text:span>.</text:p>
      <text:p text:style-name="P1">Richard Parker <text:span text:style-name="T37">22.3</text:span>.201<text:span text:style-name="T21">8</text:span></text:p>
      <text:p text:style-name="P11"/>
      <text:p text:style-name="P16">Section 1 – Introduction</text:p>
      <text:p text:style-name="P4"/>
      <text:p text:style-name="P6">This is <text:span text:style-name="T62">a </text:span>design document<text:span text:style-name="T62"> for an HPMI implementation</text:span> aimed at using the <text:span text:style-name="T62">single-precision </text:span>floating point capability of modern x86 chips to produce an HPMI suitable for working with primes 197-16<text:span text:style-name="T62">69. <text:s/>A similar method(not currently under design) should also work up to </text:span>around 33,000,000 using double-precision. <text:s/>The floating point numbers will normally hold exact integers.</text:p>
      <text:p text:style-name="P22"/>
      <text:p text:style-name="P5"><text:span text:style-name="T3">The central operation is to multiply A</text:span><text:span text:style-name="T2">ij</text:span><text:span text:style-name="T3"> by B</text:span><text:span text:style-name="T2">jk</text:span><text:span text:style-name="T3"> and add the result into C</text:span><text:span text:style-name="T2">ik</text:span><text:span text:style-name="T3">, so the first </text:span><text:span text:style-name="T8">question is how to do this as fast as possible.</text:span><text:span text:style-name="T4"> There are </text:span><text:span text:style-name="T5">four</text:span><text:span text:style-name="T4"> classes of machine that I currently propose to allow for, namely . . .</text:span></text:p>
      <text:p text:style-name="P29"/>
      <text:p text:style-name="P23">'a' uses SSE multiply and add.</text:p>
      <text:p text:style-name="P23">'g' uses AVX multiply and add.</text:p>
      <text:p text:style-name="P23">'k' uses FMA at 256-bit length.</text:p>
      <text:p text:style-name="P31">'?' uses AVX-512<text:span text:style-name="T62"> (not sure what this class will be called - maybe 'm')</text:span></text:p>
      <text:p text:style-name="P25"/>
      <text:p text:style-name="P24">The main target is 'k', but <text:span text:style-name="T45">'g'and '?' are also of considerable significance.</text:span></text:p>
      <text:p text:style-name="P24"/>
      <text:p text:style-name="P49">The high speed of the floating point operations, combined with the relatively large data size, makes it desirable to keep the data in the form of 16-bit integers in real memory, converting back and forth to floats as needed. <text:s/>It should take about 12 mu-ops<text:span text:style-name="T63"> (3-4 clocks)</text:span> to convert 128 bytes and thereby save one cache-line fetch, <text:span text:style-name="T63">and this is considered worthwhile. <text:s/>It also means that much of the code can work with integers, simplifying programming somewhat.</text:span></text:p>
      <text:p text:style-name="P49"/>
      <text:p text:style-name="P51">To fully utilize the range in which floating point stores integers exactly, these 16-bit integers (and the floats into which they are converted) are signed. <text:s/>Mod p, the numbers used are from -p/2 to +p/2, so that the product of two such is at most p<text:span text:style-name="T17">2</text:span>/4 in absolute value allowing four times as many to accumulate without fear of overflow as would be the case if positive numbers up to p were used.</text:p>
      <text:p text:style-name="P50"/>
      <text:p text:style-name="P51">For class 'k' machines, particularly Haswell+ from Intel, two the 256-bit fused multiply-and-add can be done in each clock-cycle making even the time to load data from L1 cache critical. <text:s/>We therefore use each load of A and B three times, so that for convenience we require that all three dimensions<text:span text:style-name="T64"> (including the "box")</text:span> be divisible by three. <text:s/>The alcove is 24 and the cauldron <text:span text:style-name="T64">144.</text:span></text:p>
      <text:p text:style-name="P51"><text:soft-page-break/></text:p>
      <text:p text:style-name="P52">The implementation for AVX-512 is not being attempted in detail here. <text:s/>The correct way to utilize 32 512-bit registers for this work is a very different problem, and will not be attempted until I have access to a suitable machine and until the performance details are available. <text:s/>It is hoped that most of the support routines (format conversions etc.) will still be applicable to this case also, though possibly warranting a performance rewrite to use AVX-512 for the format conversions themselves in the fullness of time.</text:p>
      <text:p text:style-name="P28"/>
      <text:p text:style-name="P17">Section <text:span text:style-name="T38">2</text:span> – <text:span text:style-name="T38">The Brick Mad 192 24 144.</text:span></text:p>
      <text:p text:style-name="P7"/>
      <text:p text:style-name="P30">The usual reasons for trying to pin matrix C into L2 cache applies to the floating-point HPMI<text:span text:style-name="T64"> also</text:span> - it writes as well as reads, and tends to be harder to compress. <text:s/><text:span text:style-name="T45">As usual,</text:span> the matrix pinned should be roughly square<text:span text:style-name="T45">. <text:s/>Also the rows of B/C should (AVX-512) have a length divisible by 192 bytes, and the other two dimensions should also be divisible by three, so the natural shape of matrix C (single precision) is ~192 rows of 144 columns (110,592 bytes). <text:s/>Matrix B needs to fit into L1 cache, so is 1/8 of the size, or 24 rows of 144 columns (13824 bytes). <text:s/>Hence matrix A is ~192 x 24, where the 192 number can vary but must be divisible by 3.</text:span></text:p>
      <text:p text:style-name="P30"/>
      <text:p text:style-name="P45"><text:span text:style-name="T64">T</text:span>he operation of the brick mad is summarized below<text:span text:style-name="T60"> for AVX. <text:s/>SSE has only 12 columns for B and C in the first inner loop so must be repeated 12 times instead of 6</text:span>. <text:s/>Outside all this, it is assumed that the next step will keep the C-block constant and vary the A and B blocks, varying the j parameter to deal with all the 24-entry alcoves along the slab (or part of slab under Strassen).</text:p>
      <text:p text:style-name="P45"/>
      <text:p text:style-name="P76"><text:tab/><text:tab/><text:tab/> <text:s text:c="5"/>C<text:tab/><text:tab/> <text:s text:c="6"/>A<text:tab/><text:tab/> <text:s/>B</text:p>
      <text:p text:style-name="P75"><text:s text:c="4"/>. . . <text:s text:c="2"/>72<text:tab/><text:tab/><text:tab/><text:tab/><text:tab/><text:tab/><text:tab/><text:tab/>Fragment does 72</text:p>
      <text:p text:style-name="P41">Inner fragment <text:s/><text:tab/> <text:s text:c="3"/>3x<text:span text:style-name="T60">24</text:span> <text:s text:c="2"/>+= <text:s/><text:span text:style-name="T55"><text:s text:c="3"/></text:span><text:s/>3x1 <text:s text:c="2"/><text:span text:style-name="T55"><text:s/></text:span><text:s/>* <text:s text:c="2"/>1x<text:span text:style-name="T60">24</text:span><text:tab/><text:tab/>FMA</text:p>
      <text:p text:style-name="P42"><text:s text:c="4"/>. . .<text:tab/><text:span text:style-name="T69"> <text:s/>24 j</text:span><text:tab/><text:tab/><text:tab/><text:tab/><text:tab/><text:tab/><text:tab/><text:tab/>Load A, Load B</text:p>
      <text:p text:style-name="P41">Inner loop<text:tab/><text:tab/> <text:s text:c="3"/>3x<text:span text:style-name="T60">24</text:span> <text:s text:c="2"/>+= <text:span text:style-name="T55"><text:s text:c="3"/></text:span><text:s text:c="2"/>3x24 <text:s text:c="2"/>* 24x<text:span text:style-name="T60">24<text:tab/><text:tab/>Count 24 iterations</text:span></text:p>
      <text:p text:style-name="P42"><text:s text:c="4"/>. . .<text:tab/><text:span text:style-name="T69"> <text:s text:c="2"/>6 k</text:span><text:tab/><text:tab/><text:tab/><text:tab/><text:tab/><text:tab/><text:tab/><text:tab/>Load/Store C 3x3,<text:span text:style-name="T56"> <text:s/>reduce sometimes.</text:span></text:p>
      <text:p text:style-name="P41">Middle loop<text:tab/><text:tab/><text:span text:style-name="T55"> </text:span><text:s text:c="3"/>3x144 += <text:s/><text:span text:style-name="T55"><text:s text:c="3"/></text:span><text:s/>3x24 <text:s text:c="2"/>* 24x144<text:tab/><text:span text:style-name="T55">Count 6 iterations (12 for SSE)</text:span></text:p>
      <text:p text:style-name="P42"><text:s text:c="4"/>. . .<text:tab/><text:span text:style-name="T69"> 64 i</text:span><text:tab/><text:tab/><text:tab/><text:tab/><text:tab/><text:tab/><text:tab/><text:tab/>Decompress A 3x24</text:p>
      <text:p text:style-name="P41">Outer loop<text:tab/><text:span text:style-name="T55"> <text:s text:c="8"/>~</text:span>192x144 += <text:span text:style-name="T55">~</text:span>192x24 <text:span text:style-name="T60"><text:s/></text:span>* 24x144<text:tab/><text:span text:style-name="T55">Count ~64 iterations</text:span></text:p>
      <text:p text:style-name="P43"><text:s text:c="4"/>. . .<text:tab/><text:span text:style-name="T69"> 96 j</text:span><text:tab/><text:tab/><text:tab/><text:tab/><text:tab/><text:span text:style-name="T65"><text:tab/><text:tab/><text:tab/></text:span>Decompress B 24x144</text:p>
      <text:p text:style-name="P53"><text:span text:style-name="T69">first e</text:span>xternal loop ~192x144 += ~192x~2K * 2Kx144<text:tab/>The sub-Strassen slab</text:p>
      <text:p text:style-name="P74"><text:s text:c="4"/>. . .<text:tab/><text:span text:style-name="T69"> 16 k</text:span><text:tab/><text:tab/><text:tab/><text:tab/><text:tab/><text:tab/><text:tab/><text:tab/>Compress/Decompress C 192x144</text:p>
      <text:p text:style-name="P75">second E. L.<text:tab/> <text:s text:c="8"/>~192x2K <text:s text:c="2"/>+= ~192x2K <text:s/>* <text:s/>2Kx2K</text:p>
      <text:p text:style-name="P75"><text:s text:c="4"/>. . . <text:s/>10 i<text:tab/><text:tab/><text:tab/><text:tab/><text:tab/><text:tab/><text:tab/><text:tab/>Afmt conversion</text:p>
      <text:p text:style-name="P53"><text:span text:style-name="T69">third EL<text:tab/><text:tab/></text:span> <text:s/>2Kx2K <text:s text:c="2"/>+= <text:s text:c="3"/>2Kx2K <text:s text:c="2"/>* <text:s/>2K*2K<text:tab/>Completing the sub-Strassen slab</text:p>
      <text:p text:style-name="P75"><text:s text:c="4"/>. . . <text:tab/><text:tab/><text:tab/><text:tab/><text:tab/><text:tab/><text:tab/><text:tab/><text:tab/><text:span text:style-name="T70">Cfmt &amp; </text:span>Bfmt conversion</text:p>
      <text:p text:style-name="P75"/>
      <text:p text:style-name="P75"/>
      <text:p text:style-name="P7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80"/>
          </table:table-cell>
          <table:table-cell table:style-name="Table2.A1" office:value-type="string">
            <text:p text:style-name="P80">Scale</text:p>
          </table:table-cell>
          <table:table-cell table:style-name="Table2.A1" office:value-type="string">
            <text:p text:style-name="P80">Const</text:p>
          </table:table-cell>
          <table:table-cell table:style-name="Table2.A1" office:value-type="string">
            <text:p text:style-name="P80">Loop</text:p>
          </table:table-cell>
          <table:table-cell table:style-name="Table2.A1" office:value-type="string">
            <text:p text:style-name="P81">work when counter expires</text:p>
          </table:table-cell>
          <table:table-cell table:style-name="Table2.F1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81">Aux Bux </text:p>
          </table:table-cell>
          <table:table-cell table:style-name="Table2.A2" office:value-type="string">
            <text:p text:style-name="P80"><text:span text:style-name="T71"><text:s text:c="6"/></text:span>3<text:span text:style-name="T71"> <text:s text:c="4"/></text:span><text:s/>1 <text:span text:style-name="T71"><text:s text:c="5"/></text:span>24</text:p>
          </table:table-cell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1"><text:s text:c="3"/>-</text:p>
          </table:table-cell>
          <table:table-cell table:style-name="Table2.A2" office:value-type="string">
            <text:p text:style-name="P81">fma, load B, load/b'cast A</text:p>
          </table:table-cell>
          <table:table-cell table:style-name="Table2.F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81">Afx Bfx ctr24</text:p>
          </table:table-cell>
          <table:table-cell table:style-name="Table2.A2" office:value-type="string">
            <text:p text:style-name="P80"><text:span text:style-name="T71"><text:s text:c="6"/></text:span>3<text:span text:style-name="T71"> <text:s text:c="3"/></text:span><text:s/>24<text:span text:style-name="T71"> <text:s text:c="3"/></text:span><text:s/>24</text:p>
          </table:table-cell>
          <table:table-cell table:style-name="Table2.A2" office:value-type="string">
            <text:p text:style-name="P80">C float</text:p>
          </table:table-cell>
          <table:table-cell table:style-name="Table2.A2" office:value-type="string">
            <text:p text:style-name="P80"><text:span text:style-name="T71"><text:s/></text:span>24</text:p>
          </table:table-cell>
          <table:table-cell table:style-name="Table2.A2" office:value-type="string">
            <text:p text:style-name="P81">(reduce) store C load C</text:p>
          </table:table-cell>
          <table:table-cell table:style-name="Table2.F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81">Bfx Cfx ctr6</text:p>
          </table:table-cell>
          <table:table-cell table:style-name="Table2.A2" office:value-type="string">
            <text:p text:style-name="P80"><text:span text:style-name="T71"><text:s text:c="6"/></text:span>3 <text:span text:style-name="T71"><text:s text:c="4"/></text:span>24 <text:span text:style-name="T71"><text:s text:c="2"/></text:span>144</text:p>
          </table:table-cell>
          <table:table-cell table:style-name="Table2.A2" office:value-type="string">
            <text:p text:style-name="P80">A float</text:p>
          </table:table-cell>
          <table:table-cell table:style-name="Table2.A2" office:value-type="string">
            <text:p text:style-name="P80"><text:span text:style-name="T71"><text:s text:c="3"/></text:span>6</text:p>
          </table:table-cell>
          <table:table-cell table:style-name="Table2.A2" office:value-type="string">
            <text:p text:style-name="P81">A int<text:span text:style-name="T72"> </text:span>-&gt;<text:span text:style-name="T72"> </text:span>float</text:p>
          </table:table-cell>
          <table:table-cell table:style-name="Table2.F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81">Afx Cfx ctr64</text:p>
          </table:table-cell>
          <table:table-cell table:style-name="Table2.A2" office:value-type="string">
            <text:p text:style-name="P80"><text:span text:style-name="T71"><text:s text:c="2"/></text:span>192 <text:span text:style-name="T71"><text:s text:c="4"/></text:span>24 <text:span text:style-name="T71"><text:s text:c="2"/></text:span>144</text:p>
          </table:table-cell>
          <table:table-cell table:style-name="Table2.A2" office:value-type="string">
            <text:p text:style-name="P80">B float</text:p>
          </table:table-cell>
          <table:table-cell table:style-name="Table2.A2" office:value-type="string">
            <text:p text:style-name="P80"><text:span text:style-name="T71"><text:s/></text:span>64</text:p>
          </table:table-cell>
          <table:table-cell table:style-name="Table2.A2" office:value-type="string">
            <text:p text:style-name="P82">B int -&gt; float</text:p>
          </table:table-cell>
          <table:table-cell table:style-name="Table2.F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81">Afx Bfx ctr100</text:p>
          </table:table-cell>
          <table:table-cell table:style-name="Table2.A2" office:value-type="string">
            <text:p text:style-name="P80"><text:span text:style-name="T71"><text:s text:c="2"/></text:span>192 2400 <text:span text:style-name="T71"><text:s text:c="2"/></text:span>144</text:p>
          </table:table-cell>
          <table:table-cell table:style-name="Table2.A2" office:value-type="string">
            <text:p text:style-name="P80">C float</text:p>
          </table:table-cell>
          <table:table-cell table:style-name="Table2.A2" office:value-type="string">
            <text:p text:style-name="P80">100</text:p>
          </table:table-cell>
          <table:table-cell table:style-name="Table2.A2" office:value-type="string">
            <text:p text:style-name="P82">C float &lt;-&gt; int</text:p>
          </table:table-cell>
          <table:table-cell table:style-name="Table2.F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81">Bix Cix ctr20</text:p>
          </table:table-cell>
          <table:table-cell table:style-name="Table2.A2" office:value-type="string">
            <text:p text:style-name="P80"><text:span text:style-name="T71"><text:s text:c="2"/></text:span>192 2400 2880</text:p>
          </table:table-cell>
          <table:table-cell table:style-name="Table2.A2" office:value-type="string">
            <text:p text:style-name="P80">A <text:span text:style-name="T72">int</text:span></text:p>
          </table:table-cell>
          <table:table-cell table:style-name="Table2.A2" office:value-type="string">
            <text:p text:style-name="P80"><text:span text:style-name="T71"><text:s text:c="2"/></text:span>20</text:p>
          </table:table-cell>
          <table:table-cell table:style-name="Table2.A2" office:value-type="string">
            <text:p text:style-name="P67"/>
          </table:table-cell>
          <table:table-cell table:style-name="Table2.F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81">Aix Cix ctr10</text:p>
          </table:table-cell>
          <table:table-cell table:style-name="Table2.A2" office:value-type="string">
            <text:p text:style-name="P80">1920 2400 2880</text:p>
          </table:table-cell>
          <table:table-cell table:style-name="Table2.A2" office:value-type="string">
            <text:p text:style-name="P80">B int</text:p>
          </table:table-cell>
          <table:table-cell table:style-name="Table2.A2" office:value-type="string">
            <text:p text:style-name="P80"><text:span text:style-name="T71"><text:s text:c="2"/></text:span>10</text:p>
          </table:table-cell>
          <table:table-cell table:style-name="Table2.A2" office:value-type="string">
            <text:p text:style-name="P67"/>
          </table:table-cell>
          <table:table-cell table:style-name="Table2.F2" office:value-type="string">
            <text:p text:style-name="P67"/>
          </table:table-cell>
        </table:table-row>
      </table:table>
      <text:p text:style-name="P75"/>
      <text:p text:style-name="P75"/>
      <text:p text:style-name="P75"/>
      <text:p text:style-name="P75"/>
      <text:p text:style-name="P21"><text:span text:style-name="T50">Section </text:span><text:span text:style-name="T51">3</text:span><text:span text:style-name="T50"> – </text:span><text:span text:style-name="T52">The inner loop</text:span><text:span text:style-name="T53">.</text:span></text:p>
      <text:p text:style-name="P15"/>
      <text:p text:style-name="P10"><text:span text:style-name="T25">For the inner loop, all three sets of values (A B and C) are already in the form of floats, and the 3x3 matrix of vectors for C are sitting in nine registers. <text:s/>A and B should be in L1 cache. <text:s/>The loop has the job of multiplying (AVX) </text:span><text:span text:style-name="T9">a 3x</text:span><text:span text:style-name="T10">1</text:span><text:span text:style-name="T9"> by </text:span><text:span text:style-name="T10">1</text:span><text:span text:style-name="T9">x</text:span><text:span text:style-name="T3">24</text:span><text:span text:style-name="T9"> -&gt; 3x</text:span><text:span text:style-name="T3">24 which consists of . . .</text:span></text:p>
      <text:p text:style-name="P32"/>
      <text:p text:style-name="P34"><text:span text:style-name="T54">1</text:span>. <text:s/>Loading three registers with A0j-A2j (these can all use the same register)</text:p>
      <text:p text:style-name="P33"><text:span text:style-name="T54">2</text:span>. <text:s/>Loading three registers with Bj0-Bj2.</text:p>
      <text:p text:style-name="P33">3. <text:s/>Doing the nine fma instructions Cik += Aij*Bjk.</text:p>
      <text:p text:style-name="P26"/>
      <text:p text:style-name="P38"><text:span text:style-name="T54">1</text:span>. <text:s/>Loading the Aij.</text:p>
      <text:p text:style-name="P38">For class 'g' and 'k' the <text:span text:style-name="T13">VBROADCASTSS</text:span><text:span text:style-name="T22"> </text:span>loads one 32-bit memory location into all eight vector positions. <text:s/>It i<text:span text:style-name="T22">s 1 mu-op P23 latency 5 reciprocal throughput 0.5 on Haswell and Broadwell, and latency 3 on Skylake.</text:span></text:p>
      <text:p text:style-name="P38">For class 'a' we need two instructions. <text:s/><text:span text:style-name="T14">MOVSS</text:span><text:span text:style-name="T26"> is one mu-op to port 2 (the only port doing reads from memory on Nehalem)</text:span><text:span text:style-name="T25"> latency 2</text:span><text:span text:style-name="T26"> and gets the memory location into the low 32-bits of the destination register. <text:s/>The </text:span><text:span text:style-name="T14">SHUFPS</text:span><text:span text:style-name="T26"> with the same register for source and destination can then be used to duplicate that low 32 bits into all four positions, using port 5.</text:span><text:span text:style-name="T27"> <text:s/></text:span></text:p>
      <text:p text:style-name="P35"/>
      <text:p text:style-name="P34"><text:span text:style-name="T54">2</text:span>. <text:s/>Loading the Bjk.</text:p>
      <text:p text:style-name="P27"><text:span text:style-name="T47">For class 'g' and 'k', this is </text:span>a simple <text:span text:style-name="T13">VMOVAPS</text:span><text:span text:style-name="T22"> </text:span>(the unaligned version runs at the same speed) which<text:span text:style-name="T22"> is stated as 1 mu-op P23 latency 3 reciprocal throughput 0.5 on Haswell, Broadwell and Skylake</text:span>.<text:span text:style-name="T22"> It depends on the AVX flag only. <text:s/>For class 'a', the </text:span><text:span text:style-name="T13">MOVAPS</text:span><text:span text:style-name="T22"> is still one mu-op to port 2 (the only port that can read memory) on Nehalem but, of course, only loads 128 bits of data.</text:span></text:p>
      <text:p text:style-name="P38"/>
      <text:p text:style-name="P36">3. <text:s/>The fma instructions.</text:p>
      <text:p text:style-name="P36">For class 'k', the <text:span text:style-name="T12">VFMADD231PS</text:span><text:span text:style-name="T48"> </text:span>is available. <text:s/><text:span text:style-name="T48">It is stated as 1 mu-op P01, latency 5, reciprocal throughput 0.5 on Haswell and Broadwell, and latency 4 (otherwise the same) on </text:span><text:soft-page-break/><text:span text:style-name="T48">Skylake. <text:s/>On Piledriver/Steamroller/Ryzen it is 2 ops, latency 5-7 (depending on where the result is going) and reciprocal throughput 1.</text:span></text:p>
      <text:p text:style-name="P36">For class 'g', two instructions are needed for each multiply-and-add, with <text:span text:style-name="T14">VMULPS</text:span><text:span text:style-name="T23"> going to one port </text:span><text:span text:style-name="T14">VADDPS</text:span><text:span text:style-name="T23"> going to another. <text:s/>Furthermore we need an additional register to hold the result of the multiply before adding it in. <text:s/>On the other hand, the dependency chain is much reduced, since the adds have latency of 1. <text:s/>There is therefore no great reason to do nine accumulations in parallel</text:span>, and it may be advantageous to reorganize the loop accordingly.</text:p>
      <text:p text:style-name="P37">For class 'a'<text:span text:style-name="T49"> we use the corresponding </text:span><text:span text:style-name="T16">MULPS</text:span><text:span text:style-name="T28"> and </text:span><text:span text:style-name="T16">ADDPS</text:span><text:span text:style-name="T28"> which, as well as only doing 128 bits, also are only two-operand so destroy one of the inputs, and in four cases we wish to retain both. <text:s/>Hence we also need four </text:span><text:span text:style-name="T15">MOVAPS</text:span><text:span text:style-name="T27"> to </text:span><text:span text:style-name="T28">do register-register moves, an operation</text:span><text:span text:style-name="T27"> which is not eliminated on Nehalem as it is on later processors.</text:span></text:p>
      <text:p text:style-name="P59"/>
      <text:p text:style-name="P39"><text:span text:style-name="T30">S</text:span><text:span text:style-name="T29">ummary of </text:span><text:span text:style-name="T31">inner</text:span><text:span text:style-name="T29"> loop</text:span></text:p>
      <text:p text:style-name="P39"><text:span text:style-name="T25"><text:tab/><text:tab/></text:span><text:span text:style-name="T11">Class 'k'</text:span><text:span text:style-name="T25"><text:tab/><text:tab/><text:tab/></text:span><text:span text:style-name="T11">Class 'g'</text:span><text:span text:style-name="T25"><text:tab/><text:tab/><text:tab/></text:span><text:span text:style-name="T11">Class 'a'</text:span></text:p>
      <text:p text:style-name="P60">Load A<text:tab/>3P23 L=5<text:tab/><text:tab/><text:tab/>3P23 L=5<text:tab/><text:tab/><text:tab/>3P2 3P5</text:p>
      <text:p text:style-name="P60">Load B<text:tab/>3P23<text:tab/><text:tab/><text:tab/><text:tab/>3P23<text:tab/><text:tab/><text:tab/><text:tab/>3P2</text:p>
      <text:p text:style-name="P39">FMA<text:tab/><text:tab/>9P01 L=5<text:tab/><text:tab/><text:tab/>9P0 9P1 L...<text:tab/><text:tab/><text:tab/>9P0 9P1 4P5</text:p>
      <text:p text:style-name="P66">Total<text:tab/><text:tab/>15<text:span text:style-name="T65">mu</text:span> 9P01<text:tab/><text:tab/><text:tab/>24<text:span text:style-name="T65">mu</text:span> 9P0<text:tab/><text:tab/><text:tab/>31<text:span text:style-name="T65">mu</text:span> 9P0</text:p>
      <text:p text:style-name="P39"/>
      <text:p text:style-name="P40">Hence we see that the <text:span text:style-name="T56">inner</text:span> loop is <text:span text:style-name="T56">multiply/add</text:span> bound across the board. <text:s/>On the piledriver, all of these instructions are done in two halves, but at least they are single instructions, so the shared decode should not be a problem.</text:p>
      <text:p text:style-name="P40"/>
      <text:p text:style-name="P44">It is not clear how much the inner loop should be unrolled. <text:s/>The loop administration consists of updating the A and B pointers, decrementing the count and branching back. <text:s/><text:span text:style-name="T39">TBD</text:span><text:span text:style-name="T41"> we could do this in one mu-op if we had to, using indexed addressing for everything based on a counter that is incremented, terminating at zero. <text:s/>At the other extreme we use three mu-ops for this, whose impact can be </text:span><text:span text:style-name="T42">arbitrarily </text:span><text:span text:style-name="T41">reduced by unrolling.</text:span></text:p>
      <text:p text:style-name="P40"/>
      <text:p text:style-name="P18">Section <text:span text:style-name="T54">4</text:span> – <text:span text:style-name="T46">The middle loop.</text:span></text:p>
      <text:p text:style-name="P12"/>
      <text:p text:style-name="P54"><text:span text:style-name="T47">T</text:span>he <text:span text:style-name="T57">middle loop is concerned with loading and storing matrix C and any sparsity we wish to use with matrix A, and the occasional reduction of matrix C modulo p.</text:span></text:p>
      <text:p text:style-name="P54"/>
      <text:p text:style-name="P65">Reduction mod p<text:span text:style-name="T58"> can be done by </text:span></text:p>
      <text:p text:style-name="P55">1. <text:s/>Multiplying by r = 1/p.</text:p>
      <text:p text:style-name="P65"><text:span text:style-name="T58">2. <text:s/>Adding the constant S = 3.2</text:span><text:span text:style-name="T18">22</text:span><text:span text:style-name="T58">.</text:span></text:p>
      <text:p text:style-name="P55">3. <text:s/>Subtracting S off again!</text:p>
      <text:p text:style-name="P55">4. <text:s/>Multiplying the result by p</text:p>
      <text:p text:style-name="P55">5. <text:s/>Subtracting from the original number.</text:p>
      <text:p text:style-name="P55"/>
      <text:p text:style-name="P65"><text:span text:style-name="T58">This can be achieved in three instructions in class 'k' since steps 1 &amp; 2 can be combined into a single fma, as can steps 4 and 5 (by multiplying by -p since there is no fused multiply-and-</text:span><text:soft-page-break/><text:span text:style-name="T58">subtract</text:span><text:span text:style-name="T59">)</text:span><text:span text:style-name="T58">. <text:s/>This gives an indication that the largest prime available to the method (assuming reduction every 24 operations) is 1669. <text:s/>All numbers will be at most 834 in absolute value and 24x834</text:span><text:span text:style-name="T18">2</text:span><text:span text:style-name="T58">=16693344, which is 83872 short of 2</text:span><text:span text:style-name="T18">24</text:span><text:span text:style-name="T58">. <text:s/>Hence it is sufficient that reduction mod p results in a number in the range -83871 to +83871. <text:s/></text:span><text:span text:style-name="T40">TBD</text:span><text:span text:style-name="T43"> prove this little result</text:span><text:span text:style-name="T44">, and indeed get precise bounds for the result of this reduction, since it can probably be used in CtoD also</text:span><text:span text:style-name="T43">.</text:span></text:p>
      <text:p text:style-name="P32"/>
      <text:p text:style-name="P46">There is an alternative use of the <text:span text:style-name="T11">ROUNDPS</text:span> instruction to replace steps 2 and 3. <text:s/>This is faster on older chips, partly because it is better implemented, and partly because, without the fused multiply-and-add, the above five instructions must be done separately and roundps replaces two of them (2 and 3). <text:s/>Hence the class 'k' version should use add/subtract, and the class 'a' and 'g' versions should use roundps.</text:p>
      <text:p text:style-name="P46"/>
      <text:p text:style-name="P46">A completely different method is to use CMPGTPS, ANDPS and SUBPS as a reduction method. <text:s/>It seems clear that the above methods are faster, however.</text:p>
      <text:p text:style-name="P46"/>
      <text:p text:style-name="P8"><text:span text:style-name="T6">T</text:span><text:span text:style-name="T3">he middle loop therefore first tests to see if reduction is to be performed, and if it is, performs it.</text:span></text:p>
      <text:p text:style-name="P47"/>
      <text:p text:style-name="P9"><text:span text:style-name="T3">We may estimate performance by counting the number of mu-ops to P01, which may well be the critical resource. <text:s/>The inner loop has 24x9P01, and the reduction has 27P01 making 243 P01. <text:s/>The middle and outer loops do 384 of these giving an absolute minimum of 46656 clocks, during which time it must fetch </text:span><text:span text:style-name="T7">8064 values for A and B combined. <text:s/>This comes to 1.45 clocks per byte if these values occupy 4 bytes, and 2.89 clocks per byte if we compress them to 2 bytes.</text:span></text:p>
      <text:p text:style-name="P48"/>
      <text:p text:style-name="P19">Section <text:span text:style-name="T61">5</text:span> – <text:span text:style-name="T61">Decompression.</text:span></text:p>
      <text:p text:style-name="P13"/>
      <text:p text:style-name="P56">The raw measure of bandwidth requirements comes to the need to fetch one cache-line from real memory every 100 clocks or so. <text:s/>Although this will probably be OK on many machines, there is clearly a need to at least investigate how much work it would take to reduce this. <text:s/>The main idea is that the data for A and/or B is put into 16 bits, and decompressed as and when needed. <text:s/>How quickly can this be done.</text:p>
      <text:p text:style-name="P56"/>
      <text:p text:style-name="P56">One idea is to store them as 16-bit (half-precision) floats. <text:s/>The <text:span text:style-name="T11">VCVTPH2PS</text:span><text:span text:style-name="T24"> can do this provided the F16C</text:span><text:span text:style-name="T34"> flag is set</text:span><text:span text:style-name="T24">, taking 128</text:span><text:span text:style-name="T34"> bits of 16-bit floats and making 256 bits of 32-bit floats out of it</text:span><text:span text:style-name="T32">. <text:s/>Numbers -2048 to +2048 are held exactly, so this is suitable. <text:s/>On Skylake, Fog says it is P01 P23 from memory, but a reciprocal throughput of 1, which is hard to understand. <text:s/>On Ivy Bridge, Haswell and Broadwell it is P1 P23 but it is not described on Sandy Bridge. <text:s/>Piledriver and Ryzen both have it taking four ops.</text:span></text:p>
      <text:p text:style-name="P61"/>
      <text:p text:style-name="P57"><text:span text:style-name="T32">A</text:span><text:span text:style-name="T24">nother idea is to use </text:span><text:span text:style-name="T11">VPMOVSXWD</text:span><text:span text:style-name="T24"> P5 P23 to convert from signed 16-bit to signed 32-bit notation, and then to use the </text:span><text:span text:style-name="T11">VCVTDQ2PS</text:span><text:span text:style-name="T24"> instruction to convert a 32-bit integer into a 32-bit float, taking P1 though with latency 3. <text:s/>This has the substantial advantage of starting with a </text:span><text:soft-page-break/><text:span text:style-name="T24">format that can be</text:span><text:span text:style-name="T34"> readily</text:span><text:span text:style-name="T24"> converted on all chips</text:span><text:span text:style-name="T34">, but it does need three mu-ops</text:span><text:span text:style-name="T24">. <text:s/></text:span><text:span text:style-name="T33">The SSE version of the 16-32 bit integer move is SSE4.1, so is class 'd' upwards, and the convert from integer to float is SSE2 (so always available).</text:span><text:span text:style-name="T34"> <text:s/>For class 'a' the 16-32 bit extension would have to be done scalar.</text:span></text:p>
      <text:p text:style-name="P62"/>
      <text:p text:style-name="P63">For primes 197-251, of course there is the option of halving the bandwidth yet again using bytes.</text:p>
      <text:p text:style-name="P63"/>
      <text:p text:style-name="P20">Section <text:span text:style-name="T66">6</text:span> – <text:span text:style-name="T68">The external loop.</text:span></text:p>
      <text:p text:style-name="P14"/>
      <text:p text:style-name="P58"><text:span text:style-name="T24">Here is the table giving the number of 24-fma operations that can be done without fear of overflow.</text:span><text:span text:style-name="T35"> <text:s/>F = 2 x sqrt(2</text:span><text:span text:style-name="T20">24</text:span><text:span text:style-name="T35">/24.N)</text:span></text:p>
      <text:p text:style-name="P64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68">No of ops</text:p>
          </table:table-cell>
          <table:table-cell table:style-name="Table1.A1" office:value-type="string">
            <text:p text:style-name="P69"><text:s text:c="5"/>F</text:p>
          </table:table-cell>
          <table:table-cell table:style-name="Table1.A1" office:value-type="string">
            <text:p text:style-name="P69">Max Prime</text:p>
          </table:table-cell>
          <table:table-cell table:style-name="Table1.A1" office:value-type="string">
            <text:p text:style-name="P69">Next prime</text:p>
          </table:table-cell>
          <table:table-cell table:style-name="Table1.E1" office:value-type="string">
            <text:p text:style-name="P70">Range</text:p>
          </table:table-cell>
        </table:table-row>
        <table:table-row>
          <table:table-cell table:style-name="Table1.A2" office:value-type="string">
            <text:p text:style-name="P68">1 x 24</text:p>
          </table:table-cell>
          <table:table-cell table:style-name="Table1.A2" office:value-type="string">
            <text:p text:style-name="P68">1672.18</text:p>
          </table:table-cell>
          <table:table-cell table:style-name="Table1.A2" office:value-type="string">
            <text:p text:style-name="P69">1669</text:p>
          </table:table-cell>
          <table:table-cell table:style-name="Table1.A2" office:value-type="string">
            <text:p text:style-name="P69">1693<text:span text:style-name="T67"> no</text:span></text:p>
          </table:table-cell>
          <table:table-cell table:style-name="Table1.E2" office:value-type="string">
            <text:p text:style-name="P70">1187-1669</text:p>
          </table:table-cell>
        </table:table-row>
        <table:table-row>
          <table:table-cell table:style-name="Table1.A2" office:value-type="string">
            <text:p text:style-name="P68">2 x 24</text:p>
          </table:table-cell>
          <table:table-cell table:style-name="Table1.A2" office:value-type="string">
            <text:p text:style-name="P68">1182.41</text:p>
          </table:table-cell>
          <table:table-cell table:style-name="Table1.A2" office:value-type="string">
            <text:p text:style-name="P69">1181</text:p>
          </table:table-cell>
          <table:table-cell table:style-name="Table1.A2" office:value-type="string">
            <text:p text:style-name="P69">1187<text:span text:style-name="T67"> no</text:span></text:p>
          </table:table-cell>
          <table:table-cell table:style-name="Table1.E2" office:value-type="string">
            <text:p text:style-name="P70">967-1181</text:p>
          </table:table-cell>
        </table:table-row>
        <table:table-row>
          <table:table-cell table:style-name="Table1.A2" office:value-type="string">
            <text:p text:style-name="P68">3 x 24</text:p>
          </table:table-cell>
          <table:table-cell table:style-name="Table1.A2" office:value-type="string">
            <text:p text:style-name="P68">965.44</text:p>
          </table:table-cell>
          <table:table-cell table:style-name="Table1.A2" office:value-type="string">
            <text:p text:style-name="P69">953</text:p>
          </table:table-cell>
          <table:table-cell table:style-name="Table1.A2" office:value-type="string">
            <text:p text:style-name="P69">967<text:span text:style-name="T67"> no</text:span></text:p>
          </table:table-cell>
          <table:table-cell table:style-name="Table1.E2" office:value-type="string">
            <text:p text:style-name="P70">839-953</text:p>
          </table:table-cell>
        </table:table-row>
        <table:table-row>
          <table:table-cell table:style-name="Table1.A2" office:value-type="string">
            <text:p text:style-name="P68">4 x 24</text:p>
          </table:table-cell>
          <table:table-cell table:style-name="Table1.A2" office:value-type="string">
            <text:p text:style-name="P68">836.09</text:p>
          </table:table-cell>
          <table:table-cell table:style-name="Table1.A2" office:value-type="string">
            <text:p text:style-name="P69">829</text:p>
          </table:table-cell>
          <table:table-cell table:style-name="Table1.A2" office:value-type="string">
            <text:p text:style-name="P69">839<text:span text:style-name="T67"> no</text:span></text:p>
          </table:table-cell>
          <table:table-cell table:style-name="Table1.E2" office:value-type="string">
            <text:p text:style-name="P70">751-829</text:p>
          </table:table-cell>
        </table:table-row>
        <table:table-row>
          <table:table-cell table:style-name="Table1.A2" office:value-type="string">
            <text:p text:style-name="P68">5 x 24</text:p>
          </table:table-cell>
          <table:table-cell table:style-name="Table1.A2" office:value-type="string">
            <text:p text:style-name="P68">747.82</text:p>
          </table:table-cell>
          <table:table-cell table:style-name="Table1.A2" office:value-type="string">
            <text:p text:style-name="P69">743</text:p>
          </table:table-cell>
          <table:table-cell table:style-name="Table1.A2" office:value-type="string">
            <text:p text:style-name="P69">751<text:span text:style-name="T67"> no</text:span></text:p>
          </table:table-cell>
          <table:table-cell table:style-name="Table1.E2" office:value-type="string">
            <text:p text:style-name="P70">691-743</text:p>
          </table:table-cell>
        </table:table-row>
        <table:table-row>
          <table:table-cell table:style-name="Table1.A2" office:value-type="string">
            <text:p text:style-name="P68">6 x 24</text:p>
          </table:table-cell>
          <table:table-cell table:style-name="Table1.A2" office:value-type="string">
            <text:p text:style-name="P68">682.67</text:p>
          </table:table-cell>
          <table:table-cell table:style-name="Table1.A2" office:value-type="string">
            <text:p text:style-name="P69">677</text:p>
          </table:table-cell>
          <table:table-cell table:style-name="Table1.A2" office:value-type="string">
            <text:p text:style-name="P69">683<text:span text:style-name="T67"> yes 691 no</text:span></text:p>
          </table:table-cell>
          <table:table-cell table:style-name="Table1.E2" office:value-type="string">
            <text:p text:style-name="P70">641-683</text:p>
          </table:table-cell>
        </table:table-row>
        <table:table-row>
          <table:table-cell table:style-name="Table1.A2" office:value-type="string">
            <text:p text:style-name="P68">7 x 24</text:p>
          </table:table-cell>
          <table:table-cell table:style-name="Table1.A2" office:value-type="string">
            <text:p text:style-name="P68">632.03</text:p>
          </table:table-cell>
          <table:table-cell table:style-name="Table1.A2" office:value-type="string">
            <text:p text:style-name="P69">631</text:p>
          </table:table-cell>
          <table:table-cell table:style-name="Table1.A2" office:value-type="string">
            <text:p text:style-name="P69">641<text:span text:style-name="T67"> no</text:span></text:p>
          </table:table-cell>
          <table:table-cell table:style-name="Table1.E2" office:value-type="string">
            <text:p text:style-name="P70">593-631</text:p>
          </table:table-cell>
        </table:table-row>
        <table:table-row>
          <table:table-cell table:style-name="Table1.A2" office:value-type="string">
            <text:p text:style-name="P68">8 x 24</text:p>
          </table:table-cell>
          <table:table-cell table:style-name="Table1.A2" office:value-type="string">
            <text:p text:style-name="P68">591.21</text:p>
          </table:table-cell>
          <table:table-cell table:style-name="Table1.A2" office:value-type="string">
            <text:p text:style-name="P69">587</text:p>
          </table:table-cell>
          <table:table-cell table:style-name="Table1.A2" office:value-type="string">
            <text:p text:style-name="P69">593<text:span text:style-name="T67"> no</text:span></text:p>
          </table:table-cell>
          <table:table-cell table:style-name="Table1.E2" office:value-type="string">
            <text:p text:style-name="P70">563-587</text:p>
          </table:table-cell>
        </table:table-row>
        <table:table-row>
          <table:table-cell table:style-name="Table1.A2" office:value-type="string">
            <text:p text:style-name="P68">9 x 24</text:p>
          </table:table-cell>
          <table:table-cell table:style-name="Table1.A2" office:value-type="string">
            <text:p text:style-name="P68">557.39</text:p>
          </table:table-cell>
          <table:table-cell table:style-name="Table1.A2" office:value-type="string">
            <text:p text:style-name="P69">557</text:p>
          </table:table-cell>
          <table:table-cell table:style-name="Table1.A2" office:value-type="string">
            <text:p text:style-name="P71">563 no</text:p>
          </table:table-cell>
          <table:table-cell table:style-name="Table1.E2" office:value-type="string">
            <text:p text:style-name="P70">541-557</text:p>
          </table:table-cell>
        </table:table-row>
        <table:table-row>
          <table:table-cell table:style-name="Table1.A2" office:value-type="string">
            <text:p text:style-name="P68">10 x 24</text:p>
          </table:table-cell>
          <table:table-cell table:style-name="Table1.A2" office:value-type="string">
            <text:p text:style-name="P68">528.79</text:p>
          </table:table-cell>
          <table:table-cell table:style-name="Table1.A2" office:value-type="string">
            <text:p text:style-name="P69">523</text:p>
          </table:table-cell>
          <table:table-cell table:style-name="Table1.A2" office:value-type="string">
            <text:p text:style-name="P69">541<text:span text:style-name="T67"> no</text:span></text:p>
          </table:table-cell>
          <table:table-cell table:style-name="Table1.E2" office:value-type="string">
            <text:p text:style-name="P70">509-523</text:p>
          </table:table-cell>
        </table:table-row>
        <table:table-row>
          <table:table-cell table:style-name="Table1.A2" office:value-type="string">
            <text:p text:style-name="P68">11 x 24</text:p>
          </table:table-cell>
          <table:table-cell table:style-name="Table1.A2" office:value-type="string">
            <text:p text:style-name="P68">504.18</text:p>
          </table:table-cell>
          <table:table-cell table:style-name="Table1.A2" office:value-type="string">
            <text:p text:style-name="P69">503</text:p>
          </table:table-cell>
          <table:table-cell table:style-name="Table1.A2" office:value-type="string">
            <text:p text:style-name="P69">509<text:span text:style-name="T67"> no</text:span></text:p>
          </table:table-cell>
          <table:table-cell table:style-name="Table1.E2" office:value-type="string">
            <text:p text:style-name="P67"/>
          </table:table-cell>
        </table:table-row>
      </table:table>
      <text:p text:style-name="P64"/>
      <text:p text:style-name="P72"><text:span text:style-name="T24">As a worked example, consider whether one reduction every 9.24=216 is adequate for p=557. <text:s/>Numbers mod 557 are in the range -278 to +278, and 216.278</text:span><text:span text:style-name="T19">2</text:span><text:span text:style-name="T24"> = 16,693,344, which is 83,872 short of 2</text:span><text:span text:style-name="T19">24</text:span><text:span text:style-name="T24"> = 16777216. <text:s/>The nearest float to 1/557 is 30843571/2</text:span><text:span text:style-name="T19">34</text:span><text:span text:style-name="T24">, which is slightly less than 2</text:span><text:span text:style-name="T19">-36</text:span><text:span text:style-name="T24"> too small. <text:s/>If this is multiplied by a number at most 2</text:span><text:span text:style-name="T19">24</text:span><text:span text:style-name="T24"> in absolute value, the result will be at most 2</text:span><text:span text:style-name="T19">-12</text:span><text:span text:style-name="T24"> too small. <text:s/>Hence the error should be rounded correctly and the result again in the range -278 to +278. <text:s/>Indeed this encourages us to wonder whether </text:span><text:span text:style-name="T36">683 might be OK with 6.24 which it is!</text:span></text:p>
      <text:p text:style-name="P72"><text:span text:style-name="T36"/></text:p>
      <text:p text:style-name="P77">Section <text:span text:style-name="T69">7</text:span> – <text:span text:style-name="T69">Sparsity in A.</text:span></text:p>
      <text:p text:style-name="P78"/>
      <text:p text:style-name="P73"><text:span text:style-name="T36">Here is the table giving 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8-03-22T10:39:31.122783052</dc:date>
    <meta:editing-duration>P4DT9H58M39S</meta:editing-duration>
    <meta:editing-cycles>447</meta:editing-cycles>
    <meta:generator>LibreOffice/5.1.6.2$Linux_X86_64 LibreOffice_project/10m0$Build-2</meta:generator>
    <meta:printed-by>User </meta:printed-by>
    <meta:print-date>2012-07-06T16:23:45</meta:print-date>
    <meta:document-statistic meta:table-count="2" meta:image-count="0" meta:object-count="0" meta:page-count="6" meta:paragraph-count="174" meta:word-count="2443" meta:character-count="13379" meta:non-whitespace-character-count="10728"/>
  </office:meta>
</office:document-meta>
</file>